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kaydiaMono NF" svg:font-family="'CaskaydiaMono NF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2.1346in"/>
        </style:tab-stops>
      </style:paragraph-properties>
      <style:text-properties style:font-name="CaskaydiaMono NF" fo:font-size="24pt" fo:font-weight="bold" officeooo:rsid="001fed1c" officeooo:paragraph-rsid="001fed1c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2.1346in"/>
        </style:tab-stops>
      </style:paragraph-properties>
      <style:text-properties style:font-name="CaskaydiaMono NF" fo:font-size="18pt" fo:font-weight="bold" officeooo:rsid="001fed1c" officeooo:paragraph-rsid="001fed1c" style:font-size-asian="15.75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rating Systems</text:p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kaydiaMono NF" svg:font-family="'CaskaydiaMono NF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0:04:54.555636490</meta:creation-date>
    <dc:date>2024-08-14T11:45:12.042061120</dc:date>
    <meta:editing-duration>PT1H10M15S</meta:editing-duration>
    <meta:editing-cycles>1</meta:editing-cycles>
    <meta:document-statistic meta:table-count="0" meta:image-count="0" meta:object-count="0" meta:page-count="1" meta:paragraph-count="1" meta:word-count="2" meta:character-count="17" meta:non-whitespace-character-count="16"/>
    <meta:generator>LibreOffice/24.2.4.2$Linux_X86_64 LibreOffice_project/420$Build-2</meta:generator>
  </office:meta>
</office:document-meta>
</file>